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4b6d" officeooo:paragraph-rsid="000c4b6d"/>
    </style:style>
    <style:style style:name="P2" style:family="paragraph" style:parent-style-name="Standard">
      <style:text-properties officeooo:paragraph-rsid="000c4b6d"/>
    </style:style>
    <style:style style:name="P3" style:family="paragraph" style:parent-style-name="Standard">
      <style:text-properties officeooo:rsid="000c4b6d" officeooo:paragraph-rsid="000c4b6d"/>
    </style:style>
    <style:style style:name="P4" style:family="paragraph" style:parent-style-name="Standard" style:list-style-name="L1">
      <style:text-properties officeooo:rsid="000c4b6d" officeooo:paragraph-rsid="000c4b6d"/>
    </style:style>
    <style:style style:name="P5" style:family="paragraph" style:parent-style-name="Standard" style:list-style-name="L2">
      <style:text-properties officeooo:rsid="000c4b6d" officeooo:paragraph-rsid="000c4b6d"/>
    </style:style>
    <style:style style:name="P6" style:family="paragraph" style:parent-style-name="Standard" style:list-style-name="L3">
      <style:text-properties officeooo:rsid="000c4b6d" officeooo:paragraph-rsid="000c4b6d"/>
    </style:style>
    <style:style style:name="P7" style:family="paragraph" style:parent-style-name="Standard" style:list-style-name="L1">
      <style:text-properties officeooo:rsid="000df719" officeooo:paragraph-rsid="000df719"/>
    </style:style>
    <style:style style:name="T1" style:family="text">
      <style:text-properties officeooo:rsid="000df719"/>
    </style:style>
    <style:style style:name="T2" style:family="text">
      <style:text-properties officeooo:rsid="000ef594"/>
    </style:style>
    <style:style style:name="T3" style:family="text">
      <style:text-properties officeooo:rsid="001091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<text:span text:style-name="T3">q</text:span>uencia</text:p>
      <text:p text:style-name="Standard"/>
      <text:p text:style-name="P1">Fotós P. 104-105</text:p>
      <text:p text:style-name="P2"/>
      <text:p text:style-name="P1">Descripción detallada de la fotó</text:p>
      <text:p text:style-name="P2"/>
      <text:p text:style-name="P1">Mural delante de la casa de Víctor Jara</text:p>
      <text:list xml:id="list1760652930764688957" text:style-name="L1">
        <text:list-item>
          <text:p text:style-name="P4"><text:span text:style-name="T1">Hay</text:span> un hombre quién parece <text:span text:style-name="T2">alegra</text:span></text:p>
        </text:list-item>
        <text:list-item>
          <text:p text:style-name="P7">Hay una guitara</text:p>
        </text:list-item>
        <text:list-item>
          <text:p text:style-name="P7">Hay una bandera</text:p>
        </text:list-item>
        <text:list-item>
          <text:p text:style-name="P7">La pintara es compuesto de todos las colores</text:p>
        </text:list-item>
        <text:list-item>
          <text:p text:style-name="P7"/>
        </text:list-item>
      </text:list>
      <text:p text:style-name="P1"/>
      <text:p text:style-name="P1">Quitando los restos de la España franquista</text:p>
      <text:list xml:id="list7016172429588066587" text:style-name="L2">
        <text:list-item>
          <text:p text:style-name="P5"/>
        </text:list-item>
      </text:list>
      <text:p text:style-name="P1"/>
      <text:p text:style-name="P1">Foto de una familia argentina antes de la dictadura</text:p>
      <text:list xml:id="list7975905729903864249" text:style-name="L3">
        <text:list-item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5:24:53.883000000</meta:creation-date>
    <dc:date>2019-02-08T08:56:59.510000000</dc:date>
    <meta:editing-duration>PT4M1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3" meta:word-count="60" meta:character-count="304" meta:non-whitespace-character-count="261"/>
  </office:meta>
</office:document-meta>
</file>